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'Helvetica Neue'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ec366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42729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242729" style:font-name="Liberation Serif" fo:font-size="13pt" fo:letter-spacing="normal" fo:font-style="normal" fo:font-weight="normal" officeooo:rsid="000e0c2f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style:font-name="Liberation Serif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pyparrot.readthedocs.io/en/latest/bebopcommands.html#bebop-commands" text:style-name="Internet_20_link" text:visited-style-name="Visited_20_Internet_20_Link">https://pyparrot.readthedocs.io/en/latest/bebopcommands.html#bebop-commands</text:a><text:span text:style-name="T1"> </text:span></text:p>
      <text:p text:style-name="P1"><text:a xlink:type="simple" xlink:href="https://github.com/amymcgovern/pyparrot/issues/170" text:style-name="Internet_20_link" text:visited-style-name="Visited_20_Internet_20_Link">https://github.com/amymcgovern/pyparrot/issues/170</text:a><text:span text:style-name="T1"> </text:span></text:p>
      <text:p text:style-name="P1"><text:a xlink:type="simple" xlink:href="https://docs.opencv.org/3.1.0/dc/dbb/tutorial_py_calibration.html" text:style-name="Internet_20_link" text:visited-style-name="Visited_20_Internet_20_Link">https://docs.opencv.org/3.1.0/dc/dbb/tutorial_py_calibration.html</text:a><text:span text:style-name="T1"> </text:span></text:p>
      <text:p text:style-name="P1"><text:a xlink:type="simple" xlink:href="https://answers.opencv.org/question/17912/location-of-epipole/" text:style-name="Internet_20_link" text:visited-style-name="Visited_20_Internet_20_Link">https://answers.opencv.org/question/17912/location-of-epipole/</text:a><text:span text:style-name="T1"> </text:span></text:p>
      <text:p text:style-name="P2"><text:a xlink:type="simple" xlink:href="https://docs.opencv.org/3.0-beta/doc/py_tutorials/py_feature2d/py_sift_intro/py_sift_intro.html%20https://docs.opencv.org/3.0-beta/doc/py_tutorials/py_feature2d/py_surf_intro/py_surf_intro.html%20https://fr.wikipedia.org/wiki/Scale-invariant_feature_transform#Localisation_de_robot_en_environnement_inconnu%20https://docs.opencv.org/3.1.0/da/df5/tutorial_py_sift_intro.html%20https://build-system.fman.io/pyqt5-tutorial%20https://docs.opencv.org/3.1.0/da/de9/tutorial_py_epipolar_geometry.html" text:style-name="Internet_20_link" text:visited-style-name="Visited_20_Internet_20_Link">https://docs.opencv.org/3.0-beta/doc/py_tutorials/py_feature2d/py_sift_intro/py_sift_intro.html https://docs.opencv.org/3.0-beta/doc/py_tutorials/py_feature2d/py_surf_intro/py_surf_intro.html https://fr.wikipedia.org/wiki/Scale-invariant_feature_transform#Localisation_de_robot_en_environnement_inconnu https://docs.opencv.org/3.1.0/da/df5/tutorial_py_sift_intro.html </text:a></text:p>
      <text:p text:style-name="P2"><text:a xlink:type="simple" xlink:href="https://docs.opencv.org/3.0-beta/doc/py_tutorials/py_feature2d/py_sift_intro/py_sift_intro.html%20https://docs.opencv.org/3.0-beta/doc/py_tutorials/py_feature2d/py_surf_intro/py_surf_intro.html%20https://fr.wikipedia.org/wiki/Scale-invariant_feature_transform#Localisation_de_robot_en_environnement_inconnu%20https://docs.opencv.org/3.1.0/da/df5/tutorial_py_sift_intro.html%20https://build-system.fman.io/pyqt5-tutorial%20https://docs.opencv.org/3.1.0/da/de9/tutorial_py_epipolar_geometry.html" text:style-name="Internet_20_link" text:visited-style-name="Visited_20_Internet_20_Link">https://build-system.fman.io/pyqt5-tutorial https://docs.opencv.org/3.1.0/da/de9/tutorial_py_epipolar_geometry.html</text:a><text:span text:style-name="T1"> </text:span></text:p>
      <text:p text:style-name="P1"><text:a xlink:type="simple" xlink:href="https://github.com/chengfx/neural-networks-and-deep-learning-for-python3%20https://stackoverflow.com/questions/31011631/python-2-3-object-of-type-zip-has-no-len%20http://neuralnetworksanddeeplearning.com/chap2.html%20https://stackoverflow.com/questions/52305578/sift-cv2-xfeatures2d-sift-create-not-working-even-though-have-contrib-instal" text:style-name="Internet_20_link" text:visited-style-name="Visited_20_Internet_20_Link">https://github.com/chengfx/neural-networks-and-deep-learning-for-python3 https://stackoverflow.com/questions/31011631/python-2-3-object-of-type-zip-has-no-len http://neuralnetworksanddeeplearning.com/chap2.html </text:a></text:p>
      <text:p text:style-name="P1"><text:a xlink:type="simple" xlink:href="https://medium.com/@j.zijlmans/lsd-slam-vs-orb-slam2-a-literature-based-comparison-20732df431d" text:style-name="Internet_20_link" text:visited-style-name="Visited_20_Internet_20_Link">https://medium.com/@j.zijlmans/lsd-slam-vs-orb-slam2-a-literature-based-comparison-20732df431d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'Helvetica Neue'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30T19:02:47.094000000</meta:creation-date>
    <dc:date>2019-10-08T13:55:29.114000000</dc:date>
    <meta:editing-duration>P6DT18H46M4S</meta:editing-duration>
    <meta:editing-cycles>4</meta:editing-cycles>
    <meta:generator>LibreOffice/6.3.0.4$Windows_X86_64 LibreOffice_project/057fc023c990d676a43019934386b85b21a9ee99</meta:generator>
    <meta:document-statistic meta:table-count="0" meta:image-count="0" meta:object-count="0" meta:page-count="1" meta:paragraph-count="8" meta:word-count="14" meta:character-count="1045" meta:non-whitespace-character-count="1032"/>
  </office:meta>
</office:document-meta>
</file>